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771cm"/>
    </style:style>
    <style:style style:name="co2" style:family="table-column">
      <style:table-column-properties fo:break-before="auto" style:column-width="2.552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13.57cm"/>
    </style:style>
    <style:style style:name="co5" style:family="table-column">
      <style:table-column-properties fo:break-before="auto" style:column-width="6.4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2.157cm" fo:break-before="auto" style:use-optimal-row-height="true"/>
    </style:style>
    <style:style style:name="ro4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en" style:country-asian="US" style:font-style-asian="normal" style:font-weight-asian="normal" style:font-name-complex="Consola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fo:color="#000000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6" style:family="table-cell" style:parent-style-name="Default">
      <style:text-properties fo:color="#000000" style:font-name="Arial" fo:font-size="10pt" fo:language="en" fo:country="US" fo:font-style="normal" style:font-size-asian="10pt" style:language-asian="en" style:country-asian="US" style:font-style-asian="normal" style:font-size-complex="10pt" style:language-complex="en" style:country-complex="US" style:font-style-complex="normal"/>
    </style:style>
    <style:style style:name="ce7" style:family="table-cell" style:parent-style-name="Default">
      <style:text-properties fo:color="#000000" style:font-name="Arial" fo:font-size="10pt" fo:language="en" fo:country="US" style:font-name-asian="Consolas" style:font-size-asian="10pt" style:language-asian="en" style:country-asian="US" style:font-name-complex="Consolas" style:font-size-complex="10pt" style:language-complex="en" style:country-complex="US"/>
    </style:style>
    <style:style style:name="ce8" style:family="table-cell" style:parent-style-name="Default">
      <style:text-properties fo:color="#000000" style:font-name="Arial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1" style:family="text">
      <style:text-properties fo:color="#000000" style:font-name="Consolas" fo:font-size="9pt" style:font-name-asian="Consolas" style:font-size-asian="9pt" style:font-name-complex="Consolas" style:font-size-complex="5.09999990463257pt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000000" style:font-name="Arial" fo:font-size="10pt" fo:font-style="normal" style:font-name-asian="Consolas" style:font-size-asian="10pt" style:font-style-asian="normal" style:font-name-complex="Consolas" style:font-size-complex="10pt" style:font-style-complex="normal"/>
    </style:style>
    <style:style style:name="T4" style:family="text">
      <style:text-properties fo:color="#000000" style:font-name="Arial" fo:font-size="10pt" style:font-name-asian="Consolas" style:font-size-asian="10pt" style:font-name-complex="Consolas" style:font-size-complex="10pt"/>
    </style:style>
    <style:style style:name="T5" style:family="text">
      <style:text-properties fo:color="#000000" style:font-name="Arial" fo:language="en" fo:country="US" style:language-asian="en" style:country-asian="US" style:language-complex="en" style:country-complex="US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ce2"/>
        <table:table-column table:style-name="co5" table:default-cell-style-name="ce2"/>
        <table:table-row table:style-name="ro1">
          <table:table-cell/>
          <table:table-cell office:value-type="string">
            <text:p>In</text:p>
          </table:table-cell>
          <table:table-cell office:value-type="string">
            <text:p>Out</text:p>
          </table:table-cell>
          <table:table-cell table:number-columns-repeated="2"/>
        </table:table-row>
        <table:table-row table:style-name="ro2">
          <table:table-cell office:value-type="string" table:number-columns-spanned="1" table:number-rows-spanned="31">
            <text:p>QVTr 2 QVTs</text:p>
          </table:table-cell>
          <table:table-cell office:value-type="string">
            <text:p>Relation etc</text:p>
          </table:table-cell>
          <table:table-cell office:value-type="string">
            <text:p>Region etc</text:p>
          </table:table-cell>
          <table:table-cell table:number-columns-repeated="2"/>
        </table:table-row>
        <table:table-row table:style-name="ro2">
          <table:covered-table-cell/>
          <table:table-cell table:number-columns-repeated="2"/>
          <table:table-cell office:value-type="string">
            <text:p>ScheduleManager.addTransformation</text:p>
          </table:table-cell>
          <table:table-cell office:value-type="string">
            <text:p>RelationalTransformationAnalysis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2"/>RelationalTransformationAnalysis init</text:p>
          </table:table-cell>
          <table:table-cell office:value-type="string">
            <text:p>RelationAnalysis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init</text:p>
          </table:table-cell>
          <table:table-cell office:value-type="string">
            <text:p>RelationAnalysis.Dispatch/Verdict</text:p>
          </table:table-cell>
        </table:table-row>
        <table:table-row table:style-name="ro1">
          <table:covered-table-cell/>
          <table:table-cell table:number-columns-repeated="2"/>
          <table:table-cell table:style-name="ce3" office:value-type="string">
            <text:p>QVTr2QVTs.transform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2"/>ScheduleManager.analyzeSourceModel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DomainUsageAnalysis.analyzeTransformation</text:p>
          </table:table-cell>
          <table:table-cell office:value-type="string">
            <text:p>class2usage, xxxUsage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lTransformationAnalysis analyzeKey</text:p>
          </table:table-cell>
          <table:table-cell office:value-type="string">
            <text:p>completeClass2key</text:p>
          </table:table-cell>
        </table:table-row>
        <table:table-row table:style-name="ro3">
          <table:covered-table-cell/>
          <table:table-cell table:number-columns-repeated="2"/>
          <table:table-cell office:value-type="string">
            <text:p><text:s text:c="4"/>RelationAnalysis analyzeSourceModel</text:p>
          </table:table-cell>
          <table:table-cell office:value-type="string">
            <text:p>baseRelationAnalysis</text:p>
            <text:p>variable2templateExp</text:p>
            <text:p>whenedOutputvariables</text:p>
            <text:p>keyedOutputVariables</text:p>
            <text:p>realizedOutputVariables</text:p>
          </table:table-cell>
        </table:table-row>
        <table:table-row table:style-name="ro1">
          <table:covered-table-cell/>
          <table:table-cell table:number-columns-repeated="2"/>
          <table:table-cell table:style-name="ce4" office:value-type="string">
            <text:p><text:s text:c="2"/>RelationalTransformationAnalysis.getTransformationAnalysis2TracePackage</text:p>
          </table:table-cell>
          <table:table-cell table:style-name="ce4" office:value-type="string">
            <text:p>TransformationAnalysis2TracePackage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4"/>DomainUsageAnalysis.analyzeTransformation init</text:p>
          </table:table-cell>
          <table:table-cell office:value-type="string">
            <text:p>TracePackage</text:p>
          </table:table-cell>
        </table:table-row>
        <table:table-row table:style-name="ro4">
          <table:covered-table-cell/>
          <table:table-cell table:number-columns-repeated="2"/>
          <table:table-cell office:value-type="string">
            <text:p><text:s text:c="4"/>TransformationAnalysis2TracePackage.createRuleAnalysis2TraceGroups</text:p>
          </table:table-cell>
          <table:table-cell table:style-name="ce7" office:value-type="string">
            <text:p><text:span text:style-name="T4">RuleAnalysis2TraceGroup</text:span></text:p>
            <text:p><text:span text:style-name="T4">RelationAanalysis2TraceClass</text:span></text:p>
          </table:table-cell>
        </table:table-row>
        <table:table-row table:style-name="ro1">
          <table:covered-table-cell/>
          <table:table-cell table:number-columns-repeated="2"/>
          <table:table-cell table:style-name="ce4" office:value-type="string">
            <text:p><text:s text:c="2"/>QVTr2QVTsVisitor.transform</text:p>
          </table:table-cell>
          <table:table-cell office:value-type="string">
            <text:p>Region, Node, Edge</text:p>
          </table:table-cell>
        </table:table-row>
        <table:table-row table:style-name="ro1">
          <table:covered-table-cell/>
          <table:table-cell table:number-columns-repeated="2"/>
          <table:table-cell office:value-type="string">
            <text:p><text:s text:c="2"/>TransformationAnalysis2TracePackage.analyzeTraceElements</text:p>
          </table:table-cell>
          <table:table-cell office:value-type="string">
            <text:p>Element2MiddleProperty ...</text:p>
          </table:table-cell>
        </table:table-row>
        <table:table-row table:style-name="ro1">
          <table:covered-table-cell/>
          <table:table-cell table:number-columns-repeated="2"/>
          <table:table-cell office:value-type="string">
            <text:p><text:s text:c="2"/>TransformationAnalysis2TracePackage.synthesizeTraceElements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synthesizeTraceNode</text:p>
          </table:table-cell>
          <table:table-cell office:value-type="string">
            <text:p>traceNode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synthesizeDispatchNode</text:p>
          </table:table-cell>
          <table:table-cell office:value-type="string">
            <text:p>dispatchNode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OutgoingWhenInvocation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OutgoingWhereInvocation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TraceEdge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OverridingGuard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TraceSuccessAssignment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4"/>RelationAnalysis.<text:span text:style-name="T1">synthesizeInterfaceAssignment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2"/>RelationalTransformationAnalysis.analyzeMappingRegions</text:p>
          </table:table-cell>
          <table:table-cell table:style-name="ce4" office:value-type="string">
            <text:p>local analysis</text:p>
          </table:table-cell>
        </table:table-row>
        <table:table-row table:style-name="ro2">
          <table:covered-table-cell/>
          <table:table-cell table:number-columns-repeated="2"/>
          <table:table-cell office:value-type="string">
            <text:p><text:s text:c="2"/>ScheduleManager.writeDebugGraphs</text:p>
          </table:table-cell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<text:s text:c="2"/>ScheduleManager.analyzeTracePackage</text:p>
          </table:table-cell>
          <table:table-cell table:style-name="ce4"/>
        </table:table-row>
        <table:table-row table:style-name="ro2">
          <table:covered-table-cell/>
          <table:table-cell table:number-columns-repeated="2"/>
          <table:table-cell office:value-type="string">
            <text:p><text:s text:c="2"/>ScheduleManager.analyzeTransformations</text:p>
          </table:table-cell>
          <table:table-cell table:style-name="ce4"/>
        </table:table-row>
        <table:table-row table:style-name="ro2">
          <table:covered-table-cell/>
          <table:table-cell table:number-columns-repeated="2"/>
          <table:table-cell office:value-type="string">
            <text:p><text:s text:c="4"/>ScheduleManager.analyzeCallTree</text:p>
          </table:table-cell>
          <table:table-cell table:style-name="ce4"/>
        </table:table-row>
        <table:table-row table:style-name="ro1">
          <table:covered-table-cell/>
          <table:table-cell table:number-columns-repeated="2"/>
          <table:table-cell table:style-name="ce4" office:value-type="string">
            <text:p><text:s text:c="2"/>early merge</text:p>
          </table:table-cell>
          <table:table-cell table:style-name="ce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table-cell office:value-type="string">
            <text:p>Trace save</text:p>
          </table:table-cell>
          <table:table-cell table:number-columns-repeated="4"/>
        </table:table-row>
        <table:table-row table:style-name="ro1">
          <table:table-cell office:value-type="string" table:number-columns-spanned="1" table:number-rows-spanned="27">
            <text:p>QVTs 2 QVTs</text:p>
          </table:table-cell>
          <table:table-cell table:number-columns-repeated="2"/>
          <table:table-cell table:style-name="ce3"/>
          <table:table-cell/>
        </table:table-row>
        <table:table-row table:style-name="ro2">
          <table:covered-table-cell/>
          <table:table-cell table:number-columns-repeated="2"/>
          <table:table-cell office:value-type="string">
            <text:p>QVTs2QVTs init</text:p>
          </table:table-cell>
          <table:table-cell office:value-type="string">
            <text:p>LoadingRegionAnalysis</text:p>
          </table:table-cell>
        </table:table-row>
        <table:table-row table:style-name="ro1">
          <table:covered-table-cell/>
          <table:table-cell table:number-columns-repeated="2"/>
          <table:table-cell table:style-name="ce5" office:value-type="string">
            <text:p>QVTs2QVTs.transform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5" office:value-type="string">
            <text:p><text:span text:style-name="T2"><text:s text:c="2"/></text:span><text:span text:style-name="T2">TransformationPartitioner.</text:span><text:span text:style-name="T3">partition</text:span></text:p>
          </table:table-cell>
          <table:table-cell office:value-type="string">
            <text:p>MappingRegion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4"/>RelationalTransformationAnalysis.getRegionAnalysis</text:p>
          </table:table-cell>
          <table:table-cell office:value-type="string">
            <text:p>RegionAnalysis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analyzeNodes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<text:span text:style-name="T4">analyzeTraceNode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<text:span text:style-name="T4">analyzeSuccessEdge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<text:span text:style-name="T4">analyzeTraceEdges</text:span>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analyzeEdges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analyzeCorrolaries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gionAnalysis.analyzeClusters</text:p>
          </table:table-cell>
          <table:table-cell office:value-type="string">
            <text:p>Cluster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4"/>MappingPartitioner init</text:p>
          </table:table-cell>
          <table:table-cell office:value-type="string">
            <text:p>MappingPartitioner</text:p>
          </table:table-cell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4"/>RelationalTransformationAnalysis.prePartition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lationalTransformationAnalysis.computeTraceClassDiscrimination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lationalTransformationAnalysis.computeTraceClassInheritance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6"/>RelationalTransformationAnalysis.computeCyclicTraceClasses</text:p>
          </table:table-cell>
          <table:table-cell/>
        </table:table-row>
        <table:table-row table:style-name="ro2">
          <table:covered-table-cell/>
          <table:table-cell table:number-columns-repeated="2"/>
          <table:table-cell table:style-name="ce4" office:value-type="string">
            <text:p><text:s text:c="8"/>RelationalTransformationAnalysis.computeCyclesAnalysis</text:p>
          </table:table-cell>
          <table:table-cell office:value-type="string">
            <text:p>CyclesAnalysis</text:p>
          </table:table-cell>
        </table:table-row>
        <table:table-row table:style-name="ro2">
          <table:covered-table-cell/>
          <table:table-cell table:number-columns-repeated="2"/>
          <table:table-cell table:style-name="ce5" office:value-type="string">
            <text:p><text:span text:style-name="T2"><text:s text:c="2"/></text:span><text:span text:style-name="T2">TransformationPartitioner.</text:span><text:span text:style-name="T3">computeFallibilityAnalysis</text:span></text:p>
          </table:table-cell>
          <table:table-cell table:style-name="ce8" office:value-type="string">
            <text:p>FallibilityAnalysis</text:p>
          </table:table-cell>
        </table:table-row>
        <table:table-row table:style-name="ro2">
          <table:covered-table-cell/>
          <table:table-cell table:number-columns-repeated="2"/>
          <table:table-cell table:style-name="ce6" office:value-type="string">
            <text:p><text:span text:style-name="T5"><text:s text:c="2"/></text:span><text:span text:style-name="T5">MappingPartitioner/CyclesAnalysis.partition</text:span></text:p>
          </table:table-cell>
          <table:table-cell table:style-name="ce8"/>
        </table:table-row>
        <table:table-row table:style-name="ro1">
          <table:covered-table-cell/>
          <table:table-cell table:number-columns-repeated="2"/>
          <table:table-cell table:style-name="ce5" office:value-type="string">
            <text:p><text:s text:c="2"/>createSchedule1</text:p>
          </table:table-cell>
          <table:table-cell/>
        </table:table-row>
        <table:table-row table:style-name="ro1">
          <table:covered-table-cell/>
          <table:table-cell table:number-columns-repeated="2"/>
          <table:table-cell table:style-name="ce5" office:value-type="string">
            <text:p><text:s text:c="2"/>createSchedule2</text:p>
          </table:table-cell>
          <table:table-cell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>
          <table:covered-table-cell/>
          <table:table-cell table:number-columns-repeated="4"/>
        </table:table-row>
        <table:table-row table:style-name="ro1" table:number-rows-repeated="1048515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F" svg:font-family="" style:font-family-generic="roman"/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Arial Black" svg:font-family="'Arial Black'" style:font-family-generic="swiss" style:font-pitch="variable"/>
    <style:font-face style:name="Arimo" svg:font-family="Arimo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19">19/07/2018</text:date>, <text:time>10:40:3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dward Willink</meta:initial-creator>
    <meta:creation-date>2018-07-19T08:58:37.32</meta:creation-date>
    <meta:generator>OpenOffice/4.1.5$Win32 OpenOffice.org_project/415m1$Build-9789</meta:generator>
    <dc:date>2018-07-19T10:40:37.12</dc:date>
    <dc:creator>Edward Willink</dc:creator>
    <meta:editing-duration>PT1H42M</meta:editing-duration>
    <meta:editing-cycles>3</meta:editing-cycles>
    <meta:document-statistic meta:table-count="3" meta:cell-count="77" meta:object-count="0"/>
  </office:meta>
</office:document-meta>
</file>